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8aa97"/>
    </style:style>
  </office:automatic-styles>
  <office:body>
    <office:spreadsheet>
      <table:calculation-settings table:automatic-find-labels="false" table:use-regular-expressions="false" table:use-wildcards="true"/>
      <table:table table:name="early-v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bs diff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 to Prelim</text:p>
          </table:table-cell>
          <table:table-cell office:value-type="string" calcext:value-type="string">
            <text:p>% to Fin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nstre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1894" calcext:value-type="float">
            <text:p>1894</text:p>
          </table:table-cell>
          <table:table-cell table:style-name="ce1" table:formula="of:=ABS([.C2]-[.B2])" office:value-type="float" office:value="24" calcext:value-type="float">
            <text:p>24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(100*ABS([.E2]))/[.B2]" office:value-type="float" office:value="1.28342245989305" calcext:value-type="float">
            <text:p>1.28342245989305</text:p>
          </table:table-cell>
          <table:table-cell table:style-name="ce1" table:formula="of:=(100*ABS([.E2]))/[.C2]" office:value-type="float" office:value="1.26715945089757" calcext:value-type="float">
            <text:p>1.26715945089757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iratpartiet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formula="of:=ABS([.C3]-[.B3])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100*ABS([.E3]))/[.B3]" office:value-type="float" office:value="4" calcext:value-type="float">
            <text:p>4</text:p>
          </table:table-cell>
          <table:table-cell table:style-name="ce1" table:formula="of:=(100*ABS([.E3]))/[.C3]" office:value-type="float" office:value="3.84615384615385" calcext:value-type="float">
            <text:p>3.84615384615385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Helsepartiet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80" calcext:value-type="float">
            <text:p>180</text:p>
          </table:table-cell>
          <table:table-cell table:style-name="ce1" table:formula="of:=ABS([.C4]-[.B4])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100*ABS([.E4]))/[.B4]" office:value-type="float" office:value="3.44827586206897" calcext:value-type="float">
            <text:p>3.44827586206897</text:p>
          </table:table-cell>
          <table:table-cell table:style-name="ce1" table:formula="of:=(100*ABS([.E4]))/[.C4]" office:value-type="float" office:value="3.33333333333333" calcext:value-type="float">
            <text:p>3.33333333333333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remskrittspartiet</text:p>
          </table:table-cell>
          <table:table-cell office:value-type="float" office:value="3683" calcext:value-type="float">
            <text:p>3683</text:p>
          </table:table-cell>
          <table:table-cell office:value-type="float" office:value="3688" calcext:value-type="float">
            <text:p>3688</text:p>
          </table:table-cell>
          <table:table-cell table:formula="of:=ABS([.C5]-[.B5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100*ABS([.E5]))/[.B5]" office:value-type="float" office:value="0.13575889220744" calcext:value-type="float">
            <text:p>0.13575889220744</text:p>
          </table:table-cell>
          <table:table-cell table:formula="of:=(100*ABS([.E5]))/[.C5]" office:value-type="float" office:value="0.135574837310195" calcext:value-type="float">
            <text:p>0.135574837310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jøpartiet De Grønne</text:p>
          </table:table-cell>
          <table:table-cell office:value-type="float" office:value="6326" calcext:value-type="float">
            <text:p>6326</text:p>
          </table:table-cell>
          <table:table-cell office:value-type="float" office:value="6364" calcext:value-type="float">
            <text:p>6364</text:p>
          </table:table-cell>
          <table:table-cell table:formula="of:=ABS([.C6]-[.B6])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formula="of:=(100*ABS([.E6]))/[.B6]" office:value-type="float" office:value="0.600695542206766" calcext:value-type="float">
            <text:p>0.600695542206766</text:p>
          </table:table-cell>
          <table:table-cell table:formula="of:=(100*ABS([.E6]))/[.C6]" office:value-type="float" office:value="0.59710873664362" calcext:value-type="float">
            <text:p>0.59710873664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keaksjonen Nei til mer bompenger</text:p>
          </table:table-cell>
          <table:table-cell office:value-type="float" office:value="8899" calcext:value-type="float">
            <text:p>8899</text:p>
          </table:table-cell>
          <table:table-cell office:value-type="float" office:value="8908" calcext:value-type="float">
            <text:p>8908</text:p>
          </table:table-cell>
          <table:table-cell table:formula="of:=ABS([.C7]-[.B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(100*ABS([.E7]))/[.B7]" office:value-type="float" office:value="0.101134958984156" calcext:value-type="float">
            <text:p>0.101134958984156</text:p>
          </table:table-cell>
          <table:table-cell table:formula="of:=(100*ABS([.E7]))/[.C7]" office:value-type="float" office:value="0.101032779524023" calcext:value-type="float">
            <text:p>0.101032779524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terpartiet</text:p>
          </table:table-cell>
          <table:table-cell office:value-type="float" office:value="3732" calcext:value-type="float">
            <text:p>3732</text:p>
          </table:table-cell>
          <table:table-cell office:value-type="float" office:value="3753" calcext:value-type="float">
            <text:p>3753</text:p>
          </table:table-cell>
          <table:table-cell table:formula="of:=ABS([.C8]-[.B8])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table:formula="of:=(100*ABS([.E8]))/[.B8]" office:value-type="float" office:value="0.562700964630225" calcext:value-type="float">
            <text:p>0.562700964630225</text:p>
          </table:table-cell>
          <table:table-cell table:formula="of:=(100*ABS([.E8]))/[.C8]" office:value-type="float" office:value="0.559552358113509" calcext:value-type="float">
            <text:p>0.55955235811350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ødt</text:p>
          </table:table-cell>
          <table:table-cell table:style-name="ce1" office:value-type="float" office:value="2991" calcext:value-type="float">
            <text:p>2991</text:p>
          </table:table-cell>
          <table:table-cell table:style-name="ce1" office:value-type="float" office:value="2892" calcext:value-type="float">
            <text:p>2892</text:p>
          </table:table-cell>
          <table:table-cell table:style-name="ce1" table:formula="of:=ABS([.C9]-[.B9])" office:value-type="float" office:value="99" calcext:value-type="float">
            <text:p>99</text:p>
          </table:table-cell>
          <table:table-cell table:style-name="ce1" office:value-type="float" office:value="-99" calcext:value-type="float">
            <text:p>-99</text:p>
          </table:table-cell>
          <table:table-cell table:style-name="ce1" table:formula="of:=(100*ABS([.E9]))/[.B9]" office:value-type="float" office:value="3.3099297893681" calcext:value-type="float">
            <text:p>3.3099297893681</text:p>
          </table:table-cell>
          <table:table-cell table:style-name="ce1" table:formula="of:=(100*ABS([.E9]))/[.C9]" office:value-type="float" office:value="3.42323651452282" calcext:value-type="float">
            <text:p>3.42323651452282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Partiet De Kristne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55" calcext:value-type="float">
            <text:p>455</text:p>
          </table:table-cell>
          <table:table-cell table:style-name="ce2" table:formula="of:=ABS([.C10]-[.B10])" office:value-type="float" office:value="75" calcext:value-type="float">
            <text:p>75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(100*ABS([.E10]))/[.B10]" office:value-type="float" office:value="19.7368421052632" calcext:value-type="float">
            <text:p>19.7368421052632</text:p>
          </table:table-cell>
          <table:table-cell table:style-name="ce2" table:formula="of:=(100*ABS([.E10]))/[.C10]" office:value-type="float" office:value="16.4835164835165" calcext:value-type="float">
            <text:p>16.4835164835165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Norges Kommunistiske Parti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ABS([.C11]-[.B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11]))/[.B11]" office:value-type="float" office:value="0" calcext:value-type="float">
            <text:p>0</text:p>
          </table:table-cell>
          <table:table-cell table:formula="of:=(100*ABS([.E11]))/[.C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kratene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formula="of:=ABS([.C12]-[.B12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100*ABS([.E12]))/[.B12]" office:value-type="float" office:value="0.454545454545455" calcext:value-type="float">
            <text:p>0.454545454545455</text:p>
          </table:table-cell>
          <table:table-cell table:formula="of:=(100*ABS([.E12]))/[.C12]" office:value-type="float" office:value="0.45662100456621" calcext:value-type="float">
            <text:p>0.45662100456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 - Sosialistisk Venstreparti</text:p>
          </table:table-cell>
          <table:table-cell office:value-type="float" office:value="5297" calcext:value-type="float">
            <text:p>5297</text:p>
          </table:table-cell>
          <table:table-cell office:value-type="float" office:value="5310" calcext:value-type="float">
            <text:p>5310</text:p>
          </table:table-cell>
          <table:table-cell table:formula="of:=ABS([.C13]-[.B13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(100*ABS([.E13]))/[.B13]" office:value-type="float" office:value="0.245421936945441" calcext:value-type="float">
            <text:p>0.245421936945441</text:p>
          </table:table-cell>
          <table:table-cell table:formula="of:=(100*ABS([.E13]))/[.C13]" office:value-type="float" office:value="0.244821092278719" calcext:value-type="float">
            <text:p>0.2448210922787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beiderpartiet</text:p>
          </table:table-cell>
          <table:table-cell office:value-type="float" office:value="12030" calcext:value-type="float">
            <text:p>12030</text:p>
          </table:table-cell>
          <table:table-cell office:value-type="float" office:value="12117" calcext:value-type="float">
            <text:p>12117</text:p>
          </table:table-cell>
          <table:table-cell table:formula="of:=ABS([.C14]-[.B14])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formula="of:=(100*ABS([.E14]))/[.B14]" office:value-type="float" office:value="0.723192019950125" calcext:value-type="float">
            <text:p>0.723192019950125</text:p>
          </table:table-cell>
          <table:table-cell table:formula="of:=(100*ABS([.E14]))/[.C14]" office:value-type="float" office:value="0.717999504827928" calcext:value-type="float">
            <text:p>0.7179995048279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beralistene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formula="of:=ABS([.C15]-[.B15])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100*ABS([.E15]))/[.B15]" office:value-type="float" office:value="1.85185185185185" calcext:value-type="float">
            <text:p>1.85185185185185</text:p>
          </table:table-cell>
          <table:table-cell table:style-name="ce1" table:formula="of:=(100*ABS([.E15]))/[.C15]" office:value-type="float" office:value="1.81818181818182" calcext:value-type="float">
            <text:p>1.81818181818182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Pensjonistpartiet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1183" calcext:value-type="float">
            <text:p>1183</text:p>
          </table:table-cell>
          <table:table-cell table:style-name="ce1" table:formula="of:=ABS([.C16]-[.B16])" office:value-type="float" office:value="45" calcext:value-type="float">
            <text:p>45</text:p>
          </table:table-cell>
          <table:table-cell table:style-name="ce1" office:value-type="float" office:value="-45" calcext:value-type="float">
            <text:p>-45</text:p>
          </table:table-cell>
          <table:table-cell table:style-name="ce1" table:formula="of:=(100*ABS([.E16]))/[.B16]" office:value-type="float" office:value="3.66449511400651" calcext:value-type="float">
            <text:p>3.66449511400651</text:p>
          </table:table-cell>
          <table:table-cell table:style-name="ce1" table:formula="of:=(100*ABS([.E16]))/[.C16]" office:value-type="float" office:value="3.80388841927303" calcext:value-type="float">
            <text:p>3.80388841927303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Kristelig Folkeparti</text:p>
          </table:table-cell>
          <table:table-cell table:style-name="ce1" office:value-type="float" office:value="1836" calcext:value-type="float">
            <text:p>1836</text:p>
          </table:table-cell>
          <table:table-cell table:style-name="ce1" office:value-type="float" office:value="1810" calcext:value-type="float">
            <text:p>1810</text:p>
          </table:table-cell>
          <table:table-cell table:style-name="ce1" table:formula="of:=ABS([.C17]-[.B17])" office:value-type="float" office:value="26" calcext:value-type="float">
            <text:p>26</text:p>
          </table:table-cell>
          <table:table-cell table:style-name="ce1" office:value-type="float" office:value="-26" calcext:value-type="float">
            <text:p>-26</text:p>
          </table:table-cell>
          <table:table-cell table:style-name="ce1" table:formula="of:=(100*ABS([.E17]))/[.B17]" office:value-type="float" office:value="1.4161220043573" calcext:value-type="float">
            <text:p>1.4161220043573</text:p>
          </table:table-cell>
          <table:table-cell table:style-name="ce1" table:formula="of:=(100*ABS([.E17]))/[.C17]" office:value-type="float" office:value="1.43646408839779" calcext:value-type="float">
            <text:p>1.43646408839779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Høyre</text:p>
          </table:table-cell>
          <table:table-cell table:style-name="ce1" office:value-type="float" office:value="12087" calcext:value-type="float">
            <text:p>12087</text:p>
          </table:table-cell>
          <table:table-cell table:style-name="ce1" office:value-type="float" office:value="12311" calcext:value-type="float">
            <text:p>12311</text:p>
          </table:table-cell>
          <table:table-cell table:style-name="ce1" table:formula="of:=ABS([.C18]-[.B18])" office:value-type="float" office:value="224" calcext:value-type="float">
            <text:p>224</text:p>
          </table:table-cell>
          <table:table-cell table:style-name="ce1" office:value-type="float" office:value="224" calcext:value-type="float">
            <text:p>224</text:p>
          </table:table-cell>
          <table:table-cell table:style-name="ce1" table:formula="of:=(100*ABS([.E18]))/[.B18]" office:value-type="float" office:value="1.8532307437743" calcext:value-type="float">
            <text:p>1.8532307437743</text:p>
          </table:table-cell>
          <table:table-cell table:style-name="ce1" table:formula="of:=(100*ABS([.E18]))/[.C18]" office:value-type="float" office:value="1.81951100641703" calcext:value-type="float">
            <text:p>1.81951100641703</text:p>
          </table:table-cell>
          <table:table-cell table:style-name="ce1" table:number-columns-repeated="1017"/>
        </table:table-row>
        <table:table-row table:style-name="ro1">
          <table:table-cell/>
          <table:table-cell table:formula="of:=SUM([.B2:.B18])" office:value-type="float" office:value="60992" calcext:value-type="float">
            <text:p>60992</text:p>
          </table:table-cell>
          <table:table-cell table:formula="of:=SUM([.C2:.C18])" office:value-type="float" office:value="61328" calcext:value-type="float">
            <text:p>61328</text:p>
          </table:table-cell>
          <table:table-cell table:formula="of:=SUM([.D2:.D18])" office:value-type="float" office:value="678" calcext:value-type="float">
            <text:p>678</text:p>
          </table:table-cell>
          <table:table-cell/>
          <table:table-cell table:formula="of:=AVERAGE([.F2:.F18])" office:value-type="float" office:value="2.55221292353252" calcext:value-type="float">
            <text:p>2.55221292353252</text:p>
          </table:table-cell>
          <table:table-cell table:formula="of:=AVERAGE([.G2:.G18])" office:value-type="float" office:value="2.35553854552694" calcext:value-type="float">
            <text:p>2.3555385455269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21:37:40.675513977</dc:date>
    <meta:editing-duration>PT8M8S</meta:editing-duration>
    <meta:editing-cycles>1</meta:editing-cycles>
    <meta:document-statistic meta:table-count="1" meta:cell-count="131" meta:object-count="0"/>
    <meta:generator>LibreOffice/6.0.7.3$Linux_X86_64 LibreOffice_project/00m0$Build-3</meta:generator>
  </office:meta>
</office:document-meta>
</file>